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ad6da" officeooo:paragraph-rsid="000ad6da"/>
    </style:style>
    <style:style style:name="P2" style:family="paragraph" style:parent-style-name="Standard">
      <style:paragraph-properties fo:text-align="start" style:justify-single-word="false"/>
      <style:text-properties officeooo:rsid="000ad6da" officeooo:paragraph-rsid="000ad6da"/>
    </style:style>
    <style:style style:name="P3" style:family="paragraph" style:parent-style-name="Standard">
      <style:paragraph-properties fo:text-align="justify" style:justify-single-word="false">
        <style:tab-stops>
          <style:tab-stop style:position="4.8cm"/>
        </style:tab-stops>
      </style:paragraph-properties>
      <style:text-properties officeooo:rsid="000ad6da" officeooo:paragraph-rsid="000ad6da"/>
    </style:style>
    <style:style style:name="P4" style:family="paragraph" style:parent-style-name="Standard">
      <style:paragraph-properties fo:text-align="center" style:justify-single-word="false">
        <style:tab-stops>
          <style:tab-stop style:position="4.8cm"/>
        </style:tab-stops>
      </style:paragraph-properties>
      <style:text-properties officeooo:rsid="000ad6da" officeooo:paragraph-rsid="000ad6da"/>
    </style:style>
    <style:style style:name="P5" style:family="paragraph" style:parent-style-name="Standard">
      <style:paragraph-properties fo:text-align="start" style:justify-single-word="false"/>
      <style:text-properties fo:font-weight="bold" officeooo:rsid="000ad6da" officeooo:paragraph-rsid="000ad6da" style:font-weight-asian="bold" style:font-weight-complex="bold"/>
    </style:style>
    <style:style style:name="P6" style:family="paragraph" style:parent-style-name="Standard">
      <style:paragraph-properties fo:text-align="center" style:justify-single-word="false">
        <style:tab-stops>
          <style:tab-stop style:position="4.8cm"/>
        </style:tab-stops>
      </style:paragraph-properties>
      <style:text-properties officeooo:rsid="000b97d3" officeooo:paragraph-rsid="000b97d3"/>
    </style:style>
    <style:style style:name="T1" style:family="text">
      <style:text-properties officeooo:rsid="000d35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San Lorenzo, 27 de marzo de 2018</text:p>
      <text:p text:style-name="P1"/>
      <text:p text:style-name="P1"/>
      <text:p text:style-name="P1"/>
      <text:p text:style-name="P5">Ing. Luis Alberto Lima Morra. Presidente.</text:p>
      <text:p text:style-name="P5">Consejo Nacional de Ciencia y Tecnología.</text:p>
      <text:p text:style-name="P2">De mi mayor consideración:</text:p>
      <text:p text:style-name="P2"/>
      <text:p text:style-name="P2"/>
      <text:p text:style-name="P3"><text:tab/>Tengo el agrado de dirigirme al Sr. Presidente, para manifestar mi autorización para la publicación del documento consistente en <text:span text:style-name="T1">la </text:span>tesis de maestría, el cual me encuentro actualmente finalizando. <text:span text:style-name="T1">Además autorizo la difusión del documento final en los medios que Conacyt considere oportunos.</text:span></text:p>
      <text:p text:style-name="P3"><text:tab/></text:p>
      <text:p text:style-name="P3"><text:tab/>Mi código de becario es 08-17, y el IES es Facultad Politécnica – Universidad Nacional de Asunción (14-POS-008).</text:p>
      <text:p text:style-name="P3"/>
      <text:p text:style-name="P3"><text:tab/>Sin otro particular, aprovecho la oportunidad para saludarlo con mi más alta estima.</text:p>
      <text:p text:style-name="P3"/>
      <text:p text:style-name="P3"/>
      <text:p text:style-name="P3"/>
      <text:p text:style-name="P3"/>
      <text:p text:style-name="P3"><text:tab/><text:tab/><text:tab/>_____________________</text:p>
      <text:p text:style-name="P4">Ing. Luis G. Moré.</text:p>
      <text:p text:style-name="P6">Becario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PY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Y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19:24:02.960129070</meta:creation-date>
    <dc:date>2018-03-27T19:33:55.175500969</dc:date>
    <meta:editing-duration>PT9M53S</meta:editing-duration>
    <meta:editing-cycles>3</meta:editing-cycles>
    <meta:generator>LibreOffice/5.4.5.1$Linux_X86_64 LibreOffice_project/40m0$Build-1</meta:generator>
    <meta:document-statistic meta:table-count="0" meta:image-count="0" meta:object-count="0" meta:page-count="1" meta:paragraph-count="11" meta:word-count="102" meta:character-count="681" meta:non-whitespace-character-count="581"/>
  </office:meta>
</office:document-meta>
</file>